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>
            <text:p>Fret</text:p>
          </table:table-cell>
          <table:table-cell table:style-name="ce1" office:value-type="string">
            <text:p>Dimension (mm)</text:p>
          </table:table-cell>
          <table:table-cell/>
          <table:table-cell table:style-name="ce1" office:value-type="string">
            <text:p>fret bar width</text:p>
          </table:table-cell>
          <table:table-cell table:style-name="ce1" office:value-type="string">
            <text:p>total height</text:p>
          </table:table-cell>
          <table:table-cell table:style-name="ce1" office:value-type="string">
            <text:p>length from start</text:p>
          </table:table-cell>
          <table:table-cell table:style-name="ce1" office:value-type="string">
            <text:p>chord length</text:p>
          </table:table-cell>
          <table:table-cell table:style-name="ce1" office:value-type="string">
            <text:p>delta chord</text:p>
          </table:table-cell>
          <table:table-cell table:style-name="Default"/>
        </table:table-row>
        <table:table-row table:style-name="ro1">
          <table:table-cell office:value-type="string">
            <text:p>Fret 1</text:p>
          </table:table-cell>
          <table:table-cell office:value-type="float" office:value="35.85">
            <text:p>35.85</text:p>
          </table:table-cell>
          <table:table-cell/>
          <table:table-cell office:value-type="float" office:value="2.77">
            <text:p>2.77</text:p>
          </table:table-cell>
          <table:table-cell table:formula="of:=[.B2]+[.D2]" office:value-type="float" office:value="38.62">
            <text:p>38.62</text:p>
          </table:table-cell>
          <table:table-cell table:formula="of:=[.E2]" office:value-type="float" office:value="38.62">
            <text:p>38.62</text:p>
          </table:table-cell>
          <table:table-cell office:value-type="float" office:value="645">
            <text:p>645</text:p>
          </table:table-cell>
          <table:table-cell table:style-name="ce1" table:formula="of:=[.G2]-[.F2]" office:value-type="float" office:value="606.38">
            <text:p>606.3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Fret 2</text:p>
          </table:table-cell>
          <table:table-cell office:value-type="float" office:value="31.6">
            <text:p>31.6</text:p>
          </table:table-cell>
          <table:table-cell/>
          <table:table-cell office:value-type="float" office:value="2.77">
            <text:p>2.77</text:p>
          </table:table-cell>
          <table:table-cell table:formula="of:=[.B3]+[.D3]" office:value-type="float" office:value="34.37">
            <text:p>34.37</text:p>
          </table:table-cell>
          <table:table-cell table:formula="of:=[.E3]+[.F2]" office:value-type="float" office:value="72.99">
            <text:p>72.99</text:p>
          </table:table-cell>
          <table:table-cell office:value-type="float" office:value="645">
            <text:p>645</text:p>
          </table:table-cell>
          <table:table-cell table:formula="of:=[.G3]-[.F3]" office:value-type="float" office:value="572.01">
            <text:p>572.01</text:p>
          </table:table-cell>
          <table:table-cell office:value-type="float" office:value="566.324587609016">
            <text:p>566.32</text:p>
          </table:table-cell>
        </table:table-row>
        <table:table-row table:style-name="ro1">
          <table:table-cell office:value-type="string">
            <text:p>Fret 3</text:p>
          </table:table-cell>
          <table:table-cell office:value-type="float" office:value="29.55">
            <text:p>29.55</text:p>
          </table:table-cell>
          <table:table-cell/>
          <table:table-cell office:value-type="float" office:value="2.77">
            <text:p>2.77</text:p>
          </table:table-cell>
          <table:table-cell table:formula="of:=[.B4]+[.D4]" office:value-type="float" office:value="32.32">
            <text:p>32.32</text:p>
          </table:table-cell>
          <table:table-cell table:formula="of:=[.E4]+[.F3]" office:value-type="float" office:value="105.31">
            <text:p>105.31</text:p>
          </table:table-cell>
          <table:table-cell office:value-type="float" office:value="645">
            <text:p>645</text:p>
          </table:table-cell>
          <table:table-cell table:formula="of:=[.G4]-[.F4]" office:value-type="float" office:value="539.69">
            <text:p>539.69</text:p>
          </table:table-cell>
          <table:table-cell office:value-type="float" office:value="534.539230884204">
            <text:p>534.54</text:p>
          </table:table-cell>
        </table:table-row>
        <table:table-row table:style-name="ro1">
          <table:table-cell office:value-type="string">
            <text:p>Fret 4</text:p>
          </table:table-cell>
          <table:table-cell office:value-type="float" office:value="27.62">
            <text:p>27.62</text:p>
          </table:table-cell>
          <table:table-cell/>
          <table:table-cell office:value-type="float" office:value="2.77">
            <text:p>2.77</text:p>
          </table:table-cell>
          <table:table-cell table:formula="of:=[.B5]+[.D5]" office:value-type="float" office:value="30.39">
            <text:p>30.39</text:p>
          </table:table-cell>
          <table:table-cell table:formula="of:=[.E5]+[.F4]" office:value-type="float" office:value="135.7">
            <text:p>135.7</text:p>
          </table:table-cell>
          <table:table-cell office:value-type="float" office:value="645">
            <text:p>645</text:p>
          </table:table-cell>
          <table:table-cell table:formula="of:=[.G5]-[.F5]" office:value-type="float" office:value="509.3">
            <text:p>509.3</text:p>
          </table:table-cell>
          <table:table-cell office:value-type="float" office:value="504.537849152229">
            <text:p>504.54</text:p>
          </table:table-cell>
        </table:table-row>
        <table:table-row table:style-name="ro1">
          <table:table-cell office:value-type="string">
            <text:p>Fret 5</text:p>
          </table:table-cell>
          <table:table-cell office:value-type="float" office:value="26.19">
            <text:p>26.19</text:p>
          </table:table-cell>
          <table:table-cell/>
          <table:table-cell office:value-type="float" office:value="2.77">
            <text:p>2.77</text:p>
          </table:table-cell>
          <table:table-cell table:formula="of:=[.B6]+[.D6]" office:value-type="float" office:value="28.96">
            <text:p>28.96</text:p>
          </table:table-cell>
          <table:table-cell table:formula="of:=[.E6]+[.F5]" office:value-type="float" office:value="164.66">
            <text:p>164.66</text:p>
          </table:table-cell>
          <table:table-cell office:value-type="float" office:value="645">
            <text:p>645</text:p>
          </table:table-cell>
          <table:table-cell table:formula="of:=[.G6]-[.F6]" office:value-type="float" office:value="480.34">
            <text:p>480.34</text:p>
          </table:table-cell>
          <table:table-cell office:value-type="float" office:value="476.22031559046">
            <text:p>476.22</text:p>
          </table:table-cell>
        </table:table-row>
        <table:table-row table:style-name="ro1">
          <table:table-cell office:value-type="string">
            <text:p>Fret 6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.77">
            <text:p>2.77</text:p>
          </table:table-cell>
          <table:table-cell table:formula="of:=[.B7]+[.D7]" office:value-type="float" office:value="27.14">
            <text:p>27.14</text:p>
          </table:table-cell>
          <table:table-cell table:formula="of:=[.E7]+[.F6]" office:value-type="float" office:value="191.8">
            <text:p>191.8</text:p>
          </table:table-cell>
          <table:table-cell office:value-type="float" office:value="645">
            <text:p>645</text:p>
          </table:table-cell>
          <table:table-cell table:formula="of:=[.G7]-[.F7]" office:value-type="float" office:value="453.2">
            <text:p>453.2</text:p>
          </table:table-cell>
          <table:table-cell office:value-type="float" office:value="449.492123063004">
            <text:p>449.49</text:p>
          </table:table-cell>
        </table:table-row>
        <table:table-row table:style-name="ro1">
          <table:table-cell office:value-type="string">
            <text:p>Fret 7</text:p>
          </table:table-cell>
          <table:table-cell office:value-type="float" office:value="22.73">
            <text:p>22.73</text:p>
          </table:table-cell>
          <table:table-cell/>
          <table:table-cell office:value-type="float" office:value="2.77">
            <text:p>2.77</text:p>
          </table:table-cell>
          <table:table-cell table:formula="of:=[.B8]+[.D8]" office:value-type="float" office:value="25.5">
            <text:p>25.5</text:p>
          </table:table-cell>
          <table:table-cell table:formula="of:=[.E8]+[.F7]" office:value-type="float" office:value="217.3">
            <text:p>217.3</text:p>
          </table:table-cell>
          <table:table-cell office:value-type="float" office:value="645">
            <text:p>645</text:p>
          </table:table-cell>
          <table:table-cell table:formula="of:=[.G8]-[.F8]" office:value-type="float" office:value="427.7">
            <text:p>427.7</text:p>
          </table:table-cell>
          <table:table-cell office:value-type="float" office:value="424.264068711929">
            <text:p>424.26</text:p>
          </table:table-cell>
        </table:table-row>
        <table:table-row table:style-name="ro1">
          <table:table-cell office:value-type="string">
            <text:p>Fret 8</text:p>
          </table:table-cell>
          <table:table-cell office:value-type="float" office:value="21.51">
            <text:p>21.51</text:p>
          </table:table-cell>
          <table:table-cell/>
          <table:table-cell office:value-type="float" office:value="2.77">
            <text:p>2.77</text:p>
          </table:table-cell>
          <table:table-cell table:formula="of:=[.B9]+[.D9]" office:value-type="float" office:value="24.28">
            <text:p>24.28</text:p>
          </table:table-cell>
          <table:table-cell table:formula="of:=[.E9]+[.F8]" office:value-type="float" office:value="241.58">
            <text:p>241.58</text:p>
          </table:table-cell>
          <table:table-cell office:value-type="float" office:value="645">
            <text:p>645</text:p>
          </table:table-cell>
          <table:table-cell table:formula="of:=[.G9]-[.F9]" office:value-type="float" office:value="403.42">
            <text:p>403.42</text:p>
          </table:table-cell>
          <table:table-cell office:value-type="float" office:value="400.45195625101">
            <text:p>400.45</text:p>
          </table:table-cell>
        </table:table-row>
        <table:table-row table:style-name="ro1">
          <table:table-cell office:value-type="string">
            <text:p>Fret 9</text:p>
          </table:table-cell>
          <table:table-cell office:value-type="float" office:value="19.94">
            <text:p>19.94</text:p>
          </table:table-cell>
          <table:table-cell/>
          <table:table-cell office:value-type="float" office:value="2.77">
            <text:p>2.77</text:p>
          </table:table-cell>
          <table:table-cell table:formula="of:=[.B10]+[.D10]" office:value-type="float" office:value="22.71">
            <text:p>22.71</text:p>
          </table:table-cell>
          <table:table-cell table:formula="of:=[.E10]+[.F9]" office:value-type="float" office:value="264.29">
            <text:p>264.29</text:p>
          </table:table-cell>
          <table:table-cell office:value-type="float" office:value="645">
            <text:p>645</text:p>
          </table:table-cell>
          <table:table-cell table:formula="of:=[.G10]-[.F10]" office:value-type="float" office:value="380.71">
            <text:p>380.71</text:p>
          </table:table-cell>
          <table:table-cell office:value-type="float" office:value="377.976314968462">
            <text:p>377.98</text:p>
          </table:table-cell>
        </table:table-row>
        <table:table-row table:style-name="ro1">
          <table:table-cell office:value-type="string">
            <text:p>Fret 10</text:p>
          </table:table-cell>
          <table:table-cell office:value-type="float" office:value="18.8">
            <text:p>18.8</text:p>
          </table:table-cell>
          <table:table-cell/>
          <table:table-cell office:value-type="float" office:value="2.77">
            <text:p>2.77</text:p>
          </table:table-cell>
          <table:table-cell table:formula="of:=[.B11]+[.D11]" office:value-type="float" office:value="21.57">
            <text:p>21.57</text:p>
          </table:table-cell>
          <table:table-cell table:formula="of:=[.E11]+[.F10]" office:value-type="float" office:value="285.86">
            <text:p>285.86</text:p>
          </table:table-cell>
          <table:table-cell office:value-type="float" office:value="645">
            <text:p>645</text:p>
          </table:table-cell>
          <table:table-cell table:formula="of:=[.G11]-[.F11]" office:value-type="float" office:value="359.14">
            <text:p>359.14</text:p>
          </table:table-cell>
          <table:table-cell office:value-type="float" office:value="356.762134500816">
            <text:p>356.76</text:p>
          </table:table-cell>
        </table:table-row>
        <table:table-row table:style-name="ro1">
          <table:table-cell office:value-type="string">
            <text:p>Fret 11</text:p>
          </table:table-cell>
          <table:table-cell office:value-type="float" office:value="17.55">
            <text:p>17.55</text:p>
          </table:table-cell>
          <table:table-cell/>
          <table:table-cell office:value-type="float" office:value="2.77">
            <text:p>2.77</text:p>
          </table:table-cell>
          <table:table-cell table:formula="of:=[.B12]+[.D12]" office:value-type="float" office:value="20.32">
            <text:p>20.32</text:p>
          </table:table-cell>
          <table:table-cell table:formula="of:=[.E12]+[.F11]" office:value-type="float" office:value="306.18">
            <text:p>306.18</text:p>
          </table:table-cell>
          <table:table-cell office:value-type="float" office:value="645">
            <text:p>645</text:p>
          </table:table-cell>
          <table:table-cell table:formula="of:=[.G12]-[.F12]" office:value-type="float" office:value="338.82">
            <text:p>338.82</text:p>
          </table:table-cell>
          <table:table-cell office:value-type="float" office:value="336.738614492812">
            <text:p>336.74</text:p>
          </table:table-cell>
        </table:table-row>
        <table:table-row table:style-name="ro1">
          <table:table-cell office:value-type="string">
            <text:p>Fret 12</text:p>
          </table:table-cell>
          <table:table-cell office:value-type="float" office:value="16.46">
            <text:p>16.46</text:p>
          </table:table-cell>
          <table:table-cell/>
          <table:table-cell office:value-type="float" office:value="2.77">
            <text:p>2.77</text:p>
          </table:table-cell>
          <table:table-cell table:formula="of:=[.B13]+[.D13]" office:value-type="float" office:value="19.23">
            <text:p>19.23</text:p>
          </table:table-cell>
          <table:table-cell table:formula="of:=[.E13]+[.F12]" office:value-type="float" office:value="325.41">
            <text:p>325.41</text:p>
          </table:table-cell>
          <table:table-cell office:value-type="float" office:value="645">
            <text:p>645</text:p>
          </table:table-cell>
          <table:table-cell table:formula="of:=[.G13]-[.F13]" office:value-type="float" office:value="319.59">
            <text:p>319.59</text:p>
          </table:table-cell>
          <table:table-cell office:value-type="float" office:value="317.838928307789">
            <text:p>317.84</text:p>
          </table:table-cell>
        </table:table-row>
        <table:table-row table:style-name="ro1">
          <table:table-cell office:value-type="string">
            <text:p>Fret 13</text:p>
          </table:table-cell>
          <table:table-cell office:value-type="float" office:value="15.49">
            <text:p>15.49</text:p>
          </table:table-cell>
          <table:table-cell/>
          <table:table-cell office:value-type="float" office:value="2.77">
            <text:p>2.77</text:p>
          </table:table-cell>
          <table:table-cell table:formula="of:=[.B14]+[.D14]" office:value-type="float" office:value="18.26">
            <text:p>18.26</text:p>
          </table:table-cell>
          <table:table-cell table:formula="of:=[.E14]+[.F13]" office:value-type="float" office:value="343.67">
            <text:p>343.67</text:p>
          </table:table-cell>
          <table:table-cell office:value-type="float" office:value="645">
            <text:p>645</text:p>
          </table:table-cell>
          <table:table-cell table:style-name="ce1" table:formula="of:=[.G14]-[.F14]" office:value-type="float" office:value="301.33">
            <text:p>301.3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Fret 14</text:p>
          </table:table-cell>
          <table:table-cell office:value-type="float" office:value="14.35">
            <text:p>14.35</text:p>
          </table:table-cell>
          <table:table-cell/>
          <table:table-cell office:value-type="float" office:value="2.77">
            <text:p>2.77</text:p>
          </table:table-cell>
          <table:table-cell table:formula="of:=[.B15]+[.D15]" office:value-type="float" office:value="17.12">
            <text:p>17.12</text:p>
          </table:table-cell>
          <table:table-cell table:formula="of:=[.E15]+[.F14]" office:value-type="float" office:value="360.79">
            <text:p>360.79</text:p>
          </table:table-cell>
          <table:table-cell office:value-type="float" office:value="645">
            <text:p>645</text:p>
          </table:table-cell>
          <table:table-cell table:formula="of:=[.G15]-[.F15]" office:value-type="float" office:value="284.21">
            <text:p>284.21</text:p>
          </table:table-cell>
          <table:table-cell office:value-type="float" office:value="283.162293804508">
            <text:p>283.16</text:p>
          </table:table-cell>
        </table:table-row>
        <table:table-row table:style-name="ro1">
          <table:table-cell office:value-type="string">
            <text:p>Fret 15</text:p>
          </table:table-cell>
          <table:table-cell office:value-type="float" office:value="13.35">
            <text:p>13.35</text:p>
          </table:table-cell>
          <table:table-cell/>
          <table:table-cell office:value-type="float" office:value="2.77">
            <text:p>2.77</text:p>
          </table:table-cell>
          <table:table-cell table:formula="of:=[.B16]+[.D16]" office:value-type="float" office:value="16.12">
            <text:p>16.12</text:p>
          </table:table-cell>
          <table:table-cell table:formula="of:=[.E16]+[.F15]" office:value-type="float" office:value="376.91">
            <text:p>376.91</text:p>
          </table:table-cell>
          <table:table-cell office:value-type="float" office:value="645">
            <text:p>645</text:p>
          </table:table-cell>
          <table:table-cell table:formula="of:=[.G16]-[.F16]" office:value-type="float" office:value="268.09">
            <text:p>268.09</text:p>
          </table:table-cell>
          <table:table-cell office:value-type="float" office:value="267.269615442102">
            <text:p>267.27</text:p>
          </table:table-cell>
        </table:table-row>
        <table:table-row table:style-name="ro1">
          <table:table-cell office:value-type="string">
            <text:p>Fret 16</text:p>
          </table:table-cell>
          <table:table-cell office:value-type="float" office:value="12.53">
            <text:p>12.53</text:p>
          </table:table-cell>
          <table:table-cell/>
          <table:table-cell office:value-type="float" office:value="2.77">
            <text:p>2.77</text:p>
          </table:table-cell>
          <table:table-cell table:formula="of:=[.B17]+[.D17]" office:value-type="float" office:value="15.3">
            <text:p>15.3</text:p>
          </table:table-cell>
          <table:table-cell table:formula="of:=[.E17]+[.F16]" office:value-type="float" office:value="392.21">
            <text:p>392.21</text:p>
          </table:table-cell>
          <table:table-cell office:value-type="float" office:value="645">
            <text:p>645</text:p>
          </table:table-cell>
          <table:table-cell table:formula="of:=[.G17]-[.F17]" office:value-type="float" office:value="252.79">
            <text:p>252.79</text:p>
          </table:table-cell>
          <table:table-cell office:value-type="float" office:value="252.268924576114">
            <text:p>252.27</text:p>
          </table:table-cell>
        </table:table-row>
        <table:table-row table:style-name="ro1">
          <table:table-cell office:value-type="string">
            <text:p>Fret 17</text:p>
          </table:table-cell>
          <table:table-cell office:value-type="float" office:value="11.64">
            <text:p>11.64</text:p>
          </table:table-cell>
          <table:table-cell/>
          <table:table-cell office:value-type="float" office:value="2.77">
            <text:p>2.77</text:p>
          </table:table-cell>
          <table:table-cell table:formula="of:=[.B18]+[.D18]" office:value-type="float" office:value="14.41">
            <text:p>14.41</text:p>
          </table:table-cell>
          <table:table-cell table:formula="of:=[.E18]+[.F17]" office:value-type="float" office:value="406.62">
            <text:p>406.62</text:p>
          </table:table-cell>
          <table:table-cell office:value-type="float" office:value="645">
            <text:p>645</text:p>
          </table:table-cell>
          <table:table-cell table:formula="of:=[.G18]-[.F18]" office:value-type="float" office:value="238.38">
            <text:p>238.38</text:p>
          </table:table-cell>
          <table:table-cell office:value-type="float" office:value="238.11015779523">
            <text:p>238.11</text:p>
          </table:table-cell>
        </table:table-row>
        <table:table-row table:style-name="ro1">
          <table:table-cell office:value-type="string">
            <text:p>Fret 18</text:p>
          </table:table-cell>
          <table:table-cell office:value-type="float" office:value="10.62">
            <text:p>10.62</text:p>
          </table:table-cell>
          <table:table-cell/>
          <table:table-cell office:value-type="float" office:value="2.77">
            <text:p>2.77</text:p>
          </table:table-cell>
          <table:table-cell table:formula="of:=[.B19]+[.D19]" office:value-type="float" office:value="13.39">
            <text:p>13.39</text:p>
          </table:table-cell>
          <table:table-cell table:formula="of:=[.E19]+[.F18]" office:value-type="float" office:value="420.01">
            <text:p>420.01</text:p>
          </table:table-cell>
          <table:table-cell office:value-type="float" office:value="645">
            <text:p>645</text:p>
          </table:table-cell>
          <table:table-cell table:formula="of:=[.G19]-[.F19]" office:value-type="float" office:value="224.99">
            <text:p>224.99</text:p>
          </table:table-cell>
          <table:table-cell office:value-type="float" office:value="224.746061531502">
            <text:p>224.75</text:p>
          </table:table-cell>
        </table:table-row>
        <table:table-row table:style-name="ro1">
          <table:table-cell office:value-type="string">
            <text:p>Fret 19</text:p>
          </table:table-cell>
          <table:table-cell office:value-type="float" office:value="9.83">
            <text:p>9.83</text:p>
          </table:table-cell>
          <table:table-cell/>
          <table:table-cell office:value-type="float" office:value="2.77">
            <text:p>2.77</text:p>
          </table:table-cell>
          <table:table-cell table:formula="of:=[.B20]+[.D20]" office:value-type="float" office:value="12.6">
            <text:p>12.6</text:p>
          </table:table-cell>
          <table:table-cell table:formula="of:=[.E20]+[.F19]" office:value-type="float" office:value="432.61">
            <text:p>432.61</text:p>
          </table:table-cell>
          <table:table-cell office:value-type="float" office:value="645">
            <text:p>645</text:p>
          </table:table-cell>
          <table:table-cell table:formula="of:=[.G20]-[.F20]" office:value-type="float" office:value="212.39">
            <text:p>212.39</text:p>
          </table:table-cell>
          <table:table-cell office:value-type="float" office:value="212.132034355964">
            <text:p>212.13</text:p>
          </table:table-cell>
        </table:table-row>
        <table:table-row table:style-name="ro1">
          <table:table-cell office:value-type="string">
            <text:p>Fret 20</text:p>
          </table:table-cell>
          <table:table-cell office:value-type="float" office:value="9.52">
            <text:p>9.52</text:p>
          </table:table-cell>
          <table:table-cell/>
          <table:table-cell office:value-type="float" office:value="2.77">
            <text:p>2.77</text:p>
          </table:table-cell>
          <table:table-cell table:formula="of:=[.B21]+[.D21]" office:value-type="float" office:value="12.29">
            <text:p>12.29</text:p>
          </table:table-cell>
          <table:table-cell table:formula="of:=[.E21]+[.F20]" office:value-type="float" office:value="444.9">
            <text:p>444.9</text:p>
          </table:table-cell>
          <table:table-cell office:value-type="float" office:value="645">
            <text:p>645</text:p>
          </table:table-cell>
          <table:table-cell table:formula="of:=[.G21]-[.F21]" office:value-type="float" office:value="200.1">
            <text:p>200.1</text:p>
          </table:table-cell>
          <table:table-cell office:value-type="float" office:value="200.225978125505">
            <text:p>200.23</text:p>
          </table:table-cell>
        </table:table-row>
        <table:table-row table:style-name="ro1">
          <table:table-cell office:value-type="string">
            <text:p>Fret 21</text:p>
          </table:table-cell>
          <table:table-cell office:value-type="float" office:value="8.86">
            <text:p>8.86</text:p>
          </table:table-cell>
          <table:table-cell/>
          <table:table-cell office:value-type="float" office:value="2.77">
            <text:p>2.77</text:p>
          </table:table-cell>
          <table:table-cell table:formula="of:=[.B22]+[.D22]" office:value-type="float" office:value="11.63">
            <text:p>11.63</text:p>
          </table:table-cell>
          <table:table-cell table:formula="of:=[.E22]+[.F21]" office:value-type="float" office:value="456.53">
            <text:p>456.53</text:p>
          </table:table-cell>
          <table:table-cell office:value-type="float" office:value="645">
            <text:p>645</text:p>
          </table:table-cell>
          <table:table-cell table:formula="of:=[.G22]-[.F22]" office:value-type="float" office:value="188.47">
            <text:p>188.47</text:p>
          </table:table-cell>
          <table:table-cell office:value-type="float" office:value="188.988157484231">
            <text:p>188.99</text:p>
          </table:table-cell>
        </table:table-row>
        <table:table-row table:style-name="ro1">
          <table:table-cell office:value-type="string">
            <text:p>Fret 22</text:p>
          </table:table-cell>
          <table:table-cell office:value-type="float" office:value="8.15">
            <text:p>8.15</text:p>
          </table:table-cell>
          <table:table-cell/>
          <table:table-cell office:value-type="float" office:value="2.77">
            <text:p>2.77</text:p>
          </table:table-cell>
          <table:table-cell table:formula="of:=[.B23]+[.D23]" office:value-type="float" office:value="10.92">
            <text:p>10.92</text:p>
          </table:table-cell>
          <table:table-cell table:formula="of:=[.E23]+[.F22]" office:value-type="float" office:value="467.45">
            <text:p>467.45</text:p>
          </table:table-cell>
          <table:table-cell office:value-type="float" office:value="645">
            <text:p>645</text:p>
          </table:table-cell>
          <table:table-cell table:formula="of:=[.G23]-[.F23]" office:value-type="float" office:value="177.55">
            <text:p>177.55</text:p>
          </table:table-cell>
          <table:table-cell office:value-type="float" office:value="178.381067250408">
            <text:p>178.38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68.369307246406">
            <text:p>168.37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58.919464153894">
            <text:p>158.92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float" office:value="150">
            <text:p>1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table:formula="of:=2^(([.A1])/24)*150" office:value-type="float" office:value="150">
            <text:p>150</text:p>
          </table:table-cell>
          <table:table-cell table:number-columns-repeated="2" office:value-type="float" office:value="5085.42285292462">
            <text:p>5085.42</text:p>
          </table:table-cell>
          <table:table-cell table:formula="of:=[.D1]-[.D2]" office:value-type="float" office:value="144.772117035854">
            <text:p>144.7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2^(([.A2])/24)*150" office:value-type="float" office:value="154.395335496524">
            <text:p>154.4</text:p>
          </table:table-cell>
          <table:table-cell table:number-columns-repeated="2" office:value-type="float" office:value="4940.65073588876">
            <text:p>4940.65</text:p>
          </table:table-cell>
          <table:table-cell table:formula="of:=[.D2]-[.D3]" office:value-type="float" office:value="140.650735888763">
            <text:p>140.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2^(([.A3])/24)*150" office:value-type="float" office:value="158.919464153894">
            <text:p>158.92</text:p>
          </table:table-cell>
          <table:table-cell table:number-columns-repeated="2" office:value-type="float" office:value="4800">
            <text:p>4800</text:p>
          </table:table-cell>
          <table:table-cell table:formula="of:=[.D3]-[.D4]" office:value-type="float" office:value="136.646682462693">
            <text:p>136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2^(([.A4])/24)*150" office:value-type="float" office:value="163.576159899789">
            <text:p>163.58</text:p>
          </table:table-cell>
          <table:table-cell table:number-columns-repeated="2" office:value-type="float" office:value="4663.35331753731">
            <text:p>4663.35</text:p>
          </table:table-cell>
          <table:table-cell table:formula="of:=[.D4]-[.D5]" office:value-type="float" office:value="132.756616665178">
            <text:p>132.7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2^(([.A5])/24)*150" office:value-type="float" office:value="168.369307246406">
            <text:p>168.37</text:p>
          </table:table-cell>
          <table:table-cell table:number-columns-repeated="2" office:value-type="float" office:value="4530.59670087213">
            <text:p>4530.6</text:p>
          </table:table-cell>
          <table:table-cell table:formula="of:=[.D5]-[.D6]" office:value-type="float" office:value="128.977293489707">
            <text:p>128.9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2^(([.A6])/24)*150" office:value-type="float" office:value="173.302904530841">
            <text:p>173.3</text:p>
          </table:table-cell>
          <table:table-cell table:number-columns-repeated="2" office:value-type="float" office:value="4401.61940738242">
            <text:p>4401.62</text:p>
          </table:table-cell>
          <table:table-cell table:formula="of:=[.D6]-[.D7]" office:value-type="float" office:value="125.305560308794">
            <text:p>125.3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2^(([.A7])/24)*150" office:value-type="float" office:value="178.381067250408">
            <text:p>178.38</text:p>
          </table:table-cell>
          <table:table-cell table:number-columns-repeated="2" office:value-type="float" office:value="4276.31384707363">
            <text:p>4276.31</text:p>
          </table:table-cell>
          <table:table-cell table:formula="of:=[.D7]-[.D8]" office:value-type="float" office:value="121.73835424414">
            <text:p>121.7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2^(([.A8])/24)*150" office:value-type="float" office:value="183.608031495698">
            <text:p>183.61</text:p>
          </table:table-cell>
          <table:table-cell table:number-columns-repeated="2" office:value-type="float" office:value="4154.57549282949">
            <text:p>4154.58</text:p>
          </table:table-cell>
          <table:table-cell table:formula="of:=[.D8]-[.D9]" office:value-type="float" office:value="118.272699611658">
            <text:p>11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2^(([.A9])/24)*150" office:value-type="float" office:value="188.988157484231">
            <text:p>188.99</text:p>
          </table:table-cell>
          <table:table-cell table:number-columns-repeated="2" office:value-type="float" office:value="4036.30279321783">
            <text:p>4036.3</text:p>
          </table:table-cell>
          <table:table-cell table:formula="of:=[.D9]-[.D10]" office:value-type="float" office:value="114.905705439191">
            <text:p>114.9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2^(([.A10])/24)*150" office:value-type="float" office:value="194.525933197651">
            <text:p>194.53</text:p>
          </table:table-cell>
          <table:table-cell table:number-columns-repeated="2" office:value-type="float" office:value="3921.39708777864">
            <text:p>3921.4</text:p>
          </table:table-cell>
          <table:table-cell table:formula="of:=[.D10]-[.D11]" office:value-type="float" office:value="111.634563054959">
            <text:p>111.6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2^(([.A11])/24)*150" office:value-type="float" office:value="200.225978125505">
            <text:p>200.23</text:p>
          </table:table-cell>
          <table:table-cell table:number-columns-repeated="2" office:value-type="float" office:value="3809.76252472368">
            <text:p>3809.76</text:p>
          </table:table-cell>
          <table:table-cell table:formula="of:=[.D11]-[.D12]" office:value-type="float" office:value="108.456543744622">
            <text:p>108.4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2^(([.A12])/24)*150" office:value-type="float" office:value="206.093047118713">
            <text:p>206.09</text:p>
          </table:table-cell>
          <table:table-cell table:number-columns-repeated="2" office:value-type="float" office:value="3701.30598097906">
            <text:p>3701.31</text:p>
          </table:table-cell>
          <table:table-cell table:formula="of:=[.D12]-[.D13]" office:value-type="float" office:value="105.368996475023">
            <text:p>105.3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2^(([.A13])/24)*150" office:value-type="float" office:value="212.132034355964">
            <text:p>212.13</text:p>
          </table:table-cell>
          <table:table-cell table:number-columns-repeated="2" office:value-type="float" office:value="3595.93698450404">
            <text:p>3595.94</text:p>
          </table:table-cell>
          <table:table-cell table:formula="of:=[.D13]-[.D14]" office:value-type="float" office:value="102.369345682785">
            <text:p>102.3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2^(([.A14])/24)*150" office:value-type="float" office:value="218.347977426328">
            <text:p>218.35</text:p>
          </table:table-cell>
          <table:table-cell table:number-columns-repeated="2" office:value-type="float" office:value="3493.56763882125">
            <text:p>3493.57</text:p>
          </table:table-cell>
          <table:table-cell table:formula="of:=[.D14]-[.D15]" office:value-type="float" office:value="99.4550891258223">
            <text:p>99.4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2^(([.A15])/24)*150" office:value-type="float" office:value="224.746061531502">
            <text:p>224.75</text:p>
          </table:table-cell>
          <table:table-cell table:number-columns-repeated="2" office:value-type="float" office:value="3394.11254969543">
            <text:p>3394.11</text:p>
          </table:table-cell>
          <table:table-cell table:formula="of:=[.D15]-[.D16]" office:value-type="float" office:value="96.6237957960147">
            <text:p>96.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2^(([.A16])/24)*150" office:value-type="float" office:value="231.331623811191">
            <text:p>231.33</text:p>
          </table:table-cell>
          <table:table-cell table:number-columns-repeated="2" office:value-type="float" office:value="3297.48875389941">
            <text:p>3297.49</text:p>
          </table:table-cell>
          <table:table-cell table:formula="of:=[.D16]-[.D17]" office:value-type="float" office:value="93.8731038913306">
            <text:p>93.8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2^(([.A17])/24)*150" office:value-type="float" office:value="238.11015779523">
            <text:p>238.11</text:p>
          </table:table-cell>
          <table:table-cell table:number-columns-repeated="2" office:value-type="float" office:value="3203.61565000808">
            <text:p>3203.62</text:p>
          </table:table-cell>
          <table:table-cell table:formula="of:=[.D17]-[.D18]" office:value-type="float" office:value="91.2007188456596">
            <text:p>91.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2^(([.A18])/24)*150" office:value-type="float" office:value="245.087317986165">
            <text:p>245.09</text:p>
          </table:table-cell>
          <table:table-cell table:number-columns-repeated="2" office:value-type="float" office:value="3112.41493116242">
            <text:p>3112.41</text:p>
          </table:table-cell>
          <table:table-cell table:formula="of:=[.D18]-[.D19]" office:value-type="float" office:value="88.604411414728">
            <text:p>88.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2^(([.A19])/24)*150" office:value-type="float" office:value="252.268924576114">
            <text:p>252.27</text:p>
          </table:table-cell>
          <table:table-cell table:number-columns-repeated="2" office:value-type="float" office:value="3023.8105197477">
            <text:p>3023.81</text:p>
          </table:table-cell>
          <table:table-cell table:formula="of:=[.D19]-[.D20]" office:value-type="float" office:value="86.082015816522">
            <text:p>86.0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2^(([.A20])/24)*150" office:value-type="float" office:value="259.660968301843">
            <text:p>259.66</text:p>
          </table:table-cell>
          <table:table-cell table:number-columns-repeated="2" office:value-type="float" office:value="2937.72850393117">
            <text:p>2937.73</text:p>
          </table:table-cell>
          <table:table-cell table:formula="of:=[.D20]-[.D21]" office:value-type="float" office:value="83.6314279246426">
            <text:p>83.6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2^(([.A21])/24)*150" office:value-type="float" office:value="267.269615442102">
            <text:p>267.27</text:p>
          </table:table-cell>
          <table:table-cell table:number-columns-repeated="2" office:value-type="float" office:value="2854.09707600653">
            <text:p>2854.1</text:p>
          </table:table-cell>
          <table:table-cell table:formula="of:=[.D21]-[.D22]" office:value-type="float" office:value="81.2506035130759">
            <text:p>81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2^(([.A22])/24)*150" office:value-type="float" office:value="275.101212961401">
            <text:p>275.1</text:p>
          </table:table-cell>
          <table:table-cell table:number-columns-repeated="2" office:value-type="float" office:value="2772.84647249345">
            <text:p>2772.85</text:p>
          </table:table-cell>
          <table:table-cell table:formula="of:=[.D22]-[.D23]" office:value-type="float" office:value="78.937556550959">
            <text:p>78.9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2^(([.A23])/24)*150" office:value-type="float" office:value="283.162293804508">
            <text:p>283.16</text:p>
          </table:table-cell>
          <table:table-cell table:number-columns-repeated="2" office:value-type="float" office:value="2693.9089159425">
            <text:p>2693.91</text:p>
          </table:table-cell>
          <table:table-cell table:formula="of:=[.D23]-[.D24]" office:value-type="float" office:value="76.6903575458773">
            <text:p>76.6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2^(([.A24])/24)*150" office:value-type="float" office:value="291.459582346082">
            <text:p>291.46</text:p>
          </table:table-cell>
          <table:table-cell table:number-columns-repeated="2" office:value-type="float" office:value="2617.21855839662">
            <text:p>2617.22</text:p>
          </table:table-cell>
          <table:table-cell table:formula="of:=[.D24]-[.D25]" office:value-type="float" office:value="74.5071319343101">
            <text:p>74.5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2^(([.A25])/24)*150" office:value-type="float" office:value="300">
            <text:p>300</text:p>
          </table:table-cell>
          <table:table-cell table:number-columns-repeated="2" office:value-type="float" office:value="2542.71142646231">
            <text:p>2542.71</text:p>
          </table:table-cell>
          <table:table-cell table:formula="of:=[.D25]-[.D26]" office:value-type="float" office:value="72.3860585179268">
            <text:p>72.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2^(([.A26])/24)*150" office:value-type="float" office:value="308.790670993048">
            <text:p>308.79</text:p>
          </table:table-cell>
          <table:table-cell table:number-columns-repeated="2" office:value-type="float" office:value="2470.32536794438">
            <text:p>2470.33</text:p>
          </table:table-cell>
          <table:table-cell table:formula="of:=[.D26]-[.D27]" office:value-type="float" office:value="70.3253679443815">
            <text:p>70.3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2^(([.A27])/24)*150" office:value-type="float" office:value="317.838928307789">
            <text:p>317.84</text:p>
          </table:table-cell>
          <table:table-cell table:number-columns-repeated="2" office:value-type="float" office:value="2400">
            <text:p>2400</text:p>
          </table:table-cell>
          <table:table-cell table:formula="of:=[.D27]-[.D28]" office:value-type="float" office:value="68.3233412313457">
            <text:p>68.3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2^(([.A28])/24)*150" office:value-type="float" office:value="327.152319799577">
            <text:p>327.15</text:p>
          </table:table-cell>
          <table:table-cell table:number-columns-repeated="2" office:value-type="float" office:value="2331.67665876865">
            <text:p>2331.68</text:p>
          </table:table-cell>
          <table:table-cell table:formula="of:=[.D28]-[.D29]" office:value-type="float" office:value="66.3783083325902">
            <text:p>66.3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2^(([.A29])/24)*150" office:value-type="float" office:value="336.738614492812">
            <text:p>336.74</text:p>
          </table:table-cell>
          <table:table-cell table:number-columns-repeated="2" office:value-type="float" office:value="2265.29835043606">
            <text:p>2265.3</text:p>
          </table:table-cell>
          <table:table-cell table:formula="of:=[.D29]-[.D30]" office:value-type="float" office:value="64.4886467448532">
            <text:p>64.4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2^(([.A30])/24)*150" office:value-type="float" office:value="346.605809061682">
            <text:p>346.61</text:p>
          </table:table-cell>
          <table:table-cell table:number-columns-repeated="2" office:value-type="float" office:value="2200.80970369121">
            <text:p>2200.81</text:p>
          </table:table-cell>
          <table:table-cell table:formula="of:=[.D30]-[.D31]" office:value-type="float" office:value="62.6527801543962">
            <text:p>62.6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2^(([.A31])/24)*150" office:value-type="float" office:value="356.762134500816">
            <text:p>356.76</text:p>
          </table:table-cell>
          <table:table-cell table:number-columns-repeated="2" office:value-type="float" office:value="2138.15692353681">
            <text:p>2138.16</text:p>
          </table:table-cell>
          <table:table-cell table:formula="of:=[.D31]-[.D32]" office:value-type="float" office:value="60.8691771220715">
            <text:p>60.8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2^(([.A32])/24)*150" office:value-type="float" office:value="367.216062991397">
            <text:p>367.22</text:p>
          </table:table-cell>
          <table:table-cell table:number-columns-repeated="2" office:value-type="float" office:value="2077.28774641474">
            <text:p>2077.29</text:p>
          </table:table-cell>
          <table:table-cell table:formula="of:=[.D32]-[.D33]" office:value-type="float" office:value="59.1363498058283">
            <text:p>59.1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2^(([.A33])/24)*150" office:value-type="float" office:value="377.976314968462">
            <text:p>377.98</text:p>
          </table:table-cell>
          <table:table-cell table:number-columns-repeated="2" office:value-type="float" office:value="2018.15139660891">
            <text:p>2018.15</text:p>
          </table:table-cell>
          <table:table-cell table:formula="of:=[.D33]-[.D34]" office:value-type="float" office:value="57.4528527195948">
            <text:p>57.4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2^(([.A34])/24)*150" office:value-type="float" office:value="389.051866395303">
            <text:p>389.05</text:p>
          </table:table-cell>
          <table:table-cell table:number-columns-repeated="2" office:value-type="float" office:value="1960.69854388932">
            <text:p>1960.7</text:p>
          </table:table-cell>
          <table:table-cell table:formula="of:=[.D34]-[.D35]" office:value-type="float" office:value="55.8172815274809">
            <text:p>55.8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2^(([.A35])/24)*150" office:value-type="float" office:value="412.186094237427">
            <text:p>412.19</text:p>
          </table:table-cell>
          <table:table-cell table:number-columns-repeated="2" office:value-type="float" office:value="1904.88126236184">
            <text:p>1904.88</text:p>
          </table:table-cell>
          <table:table-cell table:formula="of:=[.D35]-[.D36]" office:value-type="float" office:value="54.2282718723102">
            <text:p>54.2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2^(([.A36])/24)*150" office:value-type="float" office:value="424.264068711929">
            <text:p>424.26</text:p>
          </table:table-cell>
          <table:table-cell table:number-columns-repeated="2" office:value-type="float" office:value="1850.65299048953">
            <text:p>1850.65</text:p>
          </table:table-cell>
          <table:table-cell table:formula="of:=[.D36]-[.D37]" office:value-type="float" office:value="52.684498237511">
            <text:p>52.6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2^(([.A37])/24)*150" office:value-type="float" office:value="436.695954852656">
            <text:p>436.7</text:p>
          </table:table-cell>
          <table:table-cell table:number-columns-repeated="2" office:value-type="float" office:value="1797.96849225202">
            <text:p>1797.97</text:p>
          </table:table-cell>
          <table:table-cell table:formula="of:=[.D37]-[.D38]" office:value-type="float" office:value="51.1846728413932">
            <text:p>51.18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2^(([.A38])/24)*150" office:value-type="float" office:value="449.492123063004">
            <text:p>449.49</text:p>
          </table:table-cell>
          <table:table-cell table:number-columns-repeated="2" office:value-type="float" office:value="1746.78381941062">
            <text:p>1746.78</text:p>
          </table:table-cell>
          <table:table-cell table:formula="of:=[.D38]-[.D39]" office:value-type="float" office:value="49.7275445629107">
            <text:p>49.7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2^(([.A39])/24)*150" office:value-type="float" office:value="462.663247622382">
            <text:p>462.66</text:p>
          </table:table-cell>
          <table:table-cell table:number-columns-repeated="2" office:value-type="float" office:value="1697.05627484771">
            <text:p>1697.06</text:p>
          </table:table-cell>
          <table:table-cell table:formula="of:=[.D39]-[.D40]" office:value-type="float" office:value="48.3118978980069">
            <text:p>48.3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2^(([.A40])/24)*150" office:value-type="float" office:value="476.22031559046">
            <text:p>476.22</text:p>
          </table:table-cell>
          <table:table-cell table:number-columns-repeated="2" office:value-type="float" office:value="1648.74437694971">
            <text:p>1648.74</text:p>
          </table:table-cell>
          <table:table-cell table:formula="of:=[.D40]-[.D41]" office:value-type="float" office:value="46.9365519456662">
            <text:p>46.94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2^(([.A41])/24)*150" office:value-type="float" office:value="490.17463597233">
            <text:p>490.17</text:p>
          </table:table-cell>
          <table:table-cell table:number-columns-repeated="2" office:value-type="float" office:value="1601.80782500404">
            <text:p>1601.81</text:p>
          </table:table-cell>
          <table:table-cell table:formula="of:=[.D41]-[.D42]" office:value-type="float" office:value="45.6003594228293">
            <text:p>45.6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2^(([.A42])/24)*150" office:value-type="float" office:value="504.537849152229">
            <text:p>504.54</text:p>
          </table:table-cell>
          <table:table-cell table:number-columns-repeated="2" office:value-type="float" office:value="1556.20746558121">
            <text:p>1556.21</text:p>
          </table:table-cell>
          <table:table-cell table:formula="of:=[.D42]-[.D43]" office:value-type="float" office:value="44.3022057073638">
            <text:p>44.3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2^(([.A43])/24)*150" office:value-type="float" office:value="519.321936603686">
            <text:p>519.32</text:p>
          </table:table-cell>
          <table:table-cell table:number-columns-repeated="2" office:value-type="float" office:value="1511.90525987385">
            <text:p>1511.91</text:p>
          </table:table-cell>
          <table:table-cell table:formula="of:=[.D43]-[.D44]" office:value-type="float" office:value="43.0410079082617">
            <text:p>43.0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2^(([.A44])/24)*150" office:value-type="float" office:value="534.539230884204">
            <text:p>534.54</text:p>
          </table:table-cell>
          <table:table-cell table:number-columns-repeated="2" office:value-type="float" office:value="1468.86425196559">
            <text:p>1468.86</text:p>
          </table:table-cell>
          <table:table-cell table:formula="of:=[.D44]-[.D45]" office:value-type="float" office:value="41.8157139623208">
            <text:p>41.8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2^(([.A45])/24)*150" office:value-type="float" office:value="550.202425922803">
            <text:p>550.2</text:p>
          </table:table-cell>
          <table:table-cell table:number-columns-repeated="2" office:value-type="float" office:value="1427.04853800327">
            <text:p>1427.05</text:p>
          </table:table-cell>
          <table:table-cell table:formula="of:=[.D45]-[.D46]" office:value-type="float" office:value="40.6253017565375">
            <text:p>40.6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2^(([.A46])/24)*150" office:value-type="float" office:value="566.324587609016">
            <text:p>566.32</text:p>
          </table:table-cell>
          <table:table-cell table:number-columns-repeated="2" office:value-type="float" office:value="1386.42323624673">
            <text:p>1386.42</text:p>
          </table:table-cell>
          <table:table-cell table:formula="of:=[.D46]-[.D47]" office:value-type="float" office:value="39.4687782754804">
            <text:p>39.4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2^(([.A47])/24)*150" office:value-type="float" office:value="582.919164692163">
            <text:p>582.92</text:p>
          </table:table-cell>
          <table:table-cell table:number-columns-repeated="2" office:value-type="float" office:value="1346.95445797125">
            <text:p>1346.95</text:p>
          </table:table-cell>
          <table:table-cell table:formula="of:=[.D47]-[.D48]" office:value-type="float" office:value="38.3451787729382">
            <text:p>38.3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2^(([.A48])/24)*150" office:value-type="float" office:value="600">
            <text:p>600</text:p>
          </table:table-cell>
          <table:table-cell table:number-columns-repeated="2" office:value-type="float" office:value="1308.60927919831">
            <text:p>1308.61</text:p>
          </table:table-cell>
          <table:table-cell table:formula="of:=[.D48]-[.D49]" office:value-type="float" office:value="37.2535659671548">
            <text:p>3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2^(([.A49])/24)*150" office:value-type="float" office:value="617.581341986095">
            <text:p>617.58</text:p>
          </table:table-cell>
          <table:table-cell table:number-columns-repeated="2" office:value-type="float" office:value="1271.35571323115">
            <text:p>1271.36</text:p>
          </table:table-cell>
          <table:table-cell table:formula="of:=[.D49]-[.D50]" office:value-type="float" office:value="36.1930292589641">
            <text:p>36.1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2^(([.A50])/24)*150" office:value-type="float" office:value="635.677856615577">
            <text:p>635.68</text:p>
          </table:table-cell>
          <table:table-cell table:number-columns-repeated="2" office:value-type="float" office:value="1235.16268397219">
            <text:p>1235.16</text:p>
          </table:table-cell>
          <table:table-cell table:formula="of:=[.D50]-[.D51]" office:value-type="float" office:value="35.1626839721903">
            <text:p>35.1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2^(([.A51])/24)*150" office:value-type="float" office:value="654.304639599155">
            <text:p>654.3</text:p>
          </table:table-cell>
          <table:table-cell table:number-columns-repeated="2" office:value-type="float" office:value="1200">
            <text:p>1200</text:p>
          </table:table-cell>
          <table:table-cell table:formula="of:=[.D51]-[.D52]" office:value-type="float" office:value="34.1616706156728">
            <text:p>34.16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2^(([.A52])/24)*150" office:value-type="float" office:value="673.477228985624">
            <text:p>673.48</text:p>
          </table:table-cell>
          <table:table-cell table:number-columns-repeated="2" office:value-type="float" office:value="1165.83832938433">
            <text:p>1165.84</text:p>
          </table:table-cell>
          <table:table-cell table:formula="of:=[.D52]-[.D53]" office:value-type="float" office:value="33.1891541662951">
            <text:p>33.1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2^(([.A53])/24)*150" office:value-type="float" office:value="693.211618123364">
            <text:p>693.21</text:p>
          </table:table-cell>
          <table:table-cell table:number-columns-repeated="2" office:value-type="float" office:value="1132.64917521803">
            <text:p>1132.65</text:p>
          </table:table-cell>
          <table:table-cell table:formula="of:=[.D53]-[.D54]" office:value-type="float" office:value="32.2443233724266">
            <text:p>32.24</text:p>
          </table:table-cell>
          <table:table-cell office:value-type="float" office:value="1">
            <text:p>1</text:p>
          </table:table-cell>
          <table:table-cell office:value-type="string">
            <text:p>&lt;</text:p>
          </table:table-cell>
          <table:table-cell table:formula="of:=[.E53]" office:value-type="float" office:value="32.2443233724266">
            <text:p>32.2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2^(([.A54])/24)*150" office:value-type="float" office:value="713.524269001633">
            <text:p>713.52</text:p>
          </table:table-cell>
          <table:table-cell table:number-columns-repeated="2" office:value-type="float" office:value="1100.40485184561">
            <text:p>1100.4</text:p>
          </table:table-cell>
          <table:table-cell table:formula="of:=[.D54]-[.D55]" office:value-type="float" office:value="31.3263900771981">
            <text:p>31.33</text:p>
          </table:table-cell>
          <table:table-cell office:value-type="float" office:value="2">
            <text:p>2</text:p>
          </table:table-cell>
          <table:table-cell/>
          <table:table-cell table:formula="of:=[.E54]" office:value-type="float" office:value="31.3263900771981">
            <text:p>31.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2^(([.A55])/24)*150" office:value-type="float" office:value="734.432125982793">
            <text:p>734.43</text:p>
          </table:table-cell>
          <table:table-cell table:number-columns-repeated="2" office:value-type="float" office:value="1069.07846176841">
            <text:p>1069.08</text:p>
          </table:table-cell>
          <table:table-cell table:formula="of:=[.D55]-[.D56]" office:value-type="float" office:value="30.4345885610358">
            <text:p>30.43</text:p>
          </table:table-cell>
          <table:table-cell office:value-type="float" office:value="3">
            <text:p>3</text:p>
          </table:table-cell>
          <table:table-cell/>
          <table:table-cell table:formula="of:=[.E55]" office:value-type="float" office:value="30.4345885610358">
            <text:p>30.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2^(([.A56])/24)*150" office:value-type="float" office:value="755.952629936924">
            <text:p>755.95</text:p>
          </table:table-cell>
          <table:table-cell table:number-columns-repeated="2" office:value-type="float" office:value="1038.64387320737">
            <text:p>1038.64</text:p>
          </table:table-cell>
          <table:table-cell table:formula="of:=[.D56]-[.D57]" office:value-type="float" office:value="29.5681749029142">
            <text:p>29.57</text:p>
          </table:table-cell>
          <table:table-cell office:value-type="float" office:value="4">
            <text:p>4</text:p>
          </table:table-cell>
          <table:table-cell/>
          <table:table-cell table:formula="of:=[.E56]" office:value-type="float" office:value="29.5681749029142">
            <text:p>29.5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2^(([.A57])/24)*150" office:value-type="float" office:value="778.103732790606">
            <text:p>778.1</text:p>
          </table:table-cell>
          <table:table-cell table:number-columns-repeated="2" office:value-type="float" office:value="1009.07569830446">
            <text:p>1009.08</text:p>
          </table:table-cell>
          <table:table-cell table:formula="of:=[.D57]-[.D58]" office:value-type="float" office:value="28.7264263597974">
            <text:p>28.73</text:p>
          </table:table-cell>
          <table:table-cell office:value-type="float" office:value="5">
            <text:p>5</text:p>
          </table:table-cell>
          <table:table-cell/>
          <table:table-cell table:formula="of:=[.E57]" office:value-type="float" office:value="28.7264263597974">
            <text:p>28.7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2^(([.A58])/24)*150" office:value-type="float" office:value="800.903912502021">
            <text:p>800.9</text:p>
          </table:table-cell>
          <table:table-cell table:number-columns-repeated="2" office:value-type="float" office:value="980.34927194466">
            <text:p>980.35</text:p>
          </table:table-cell>
          <table:table-cell table:formula="of:=[.D58]-[.D59]" office:value-type="float" office:value="27.9086407637404">
            <text:p>27.91</text:p>
          </table:table-cell>
          <table:table-cell office:value-type="float" office:value="6">
            <text:p>6</text:p>
          </table:table-cell>
          <table:table-cell/>
          <table:table-cell table:formula="of:=[.E58]" office:value-type="float" office:value="27.9086407637404">
            <text:p>27.9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2^(([.A59])/24)*150" office:value-type="float" office:value="824.372188474854">
            <text:p>824.37</text:p>
          </table:table-cell>
          <table:table-cell table:number-columns-repeated="2" office:value-type="float" office:value="952.44063118092">
            <text:p>952.44</text:p>
          </table:table-cell>
          <table:table-cell table:formula="of:=[.D59]-[.D60]" office:value-type="float" office:value="27.1141359361551">
            <text:p>27.11</text:p>
          </table:table-cell>
          <table:table-cell office:value-type="float" office:value="7">
            <text:p>7</text:p>
          </table:table-cell>
          <table:table-cell/>
          <table:table-cell table:formula="of:=[.E59]" office:value-type="float" office:value="27.1141359361551">
            <text:p>27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2^(([.A60])/24)*150" office:value-type="float" office:value="848.528137423857">
            <text:p>848.53</text:p>
          </table:table-cell>
          <table:table-cell table:number-columns-repeated="2" office:value-type="float" office:value="925.326495244764">
            <text:p>925.33</text:p>
          </table:table-cell>
          <table:table-cell table:formula="of:=[.D60]-[.D61]" office:value-type="float" office:value="26.3422491187555">
            <text:p>26.34</text:p>
          </table:table-cell>
          <table:table-cell office:value-type="float" office:value="8">
            <text:p>8</text:p>
          </table:table-cell>
          <table:table-cell/>
          <table:table-cell table:formula="of:=[.E60]" office:value-type="float" office:value="26.3422491187555">
            <text:p>26.3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2^(([.A61])/24)*150" office:value-type="float" office:value="873.391909705313">
            <text:p>873.39</text:p>
          </table:table-cell>
          <table:table-cell table:number-columns-repeated="2" office:value-type="float" office:value="898.984246126009">
            <text:p>898.98</text:p>
          </table:table-cell>
          <table:table-cell table:formula="of:=[.D61]-[.D62]" office:value-type="float" office:value="25.5923364206966">
            <text:p>25.59</text:p>
          </table:table-cell>
          <table:table-cell office:value-type="float" office:value="9">
            <text:p>9</text:p>
          </table:table-cell>
          <table:table-cell/>
          <table:table-cell table:formula="of:=[.E61]" office:value-type="float" office:value="25.5923364206966">
            <text:p>25.5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2^(([.A62])/24)*150" office:value-type="float" office:value="898.984246126009">
            <text:p>898.98</text:p>
          </table:table-cell>
          <table:table-cell table:number-columns-repeated="2" office:value-type="float" office:value="873.391909705313">
            <text:p>873.39</text:p>
          </table:table-cell>
          <table:table-cell table:formula="of:=[.D62]-[.D63]" office:value-type="float" office:value="24.8637722814553">
            <text:p>24.86</text:p>
          </table:table-cell>
          <table:table-cell office:value-type="float" office:value="10">
            <text:p>10</text:p>
          </table:table-cell>
          <table:table-cell/>
          <table:table-cell table:formula="of:=[.E62]" office:value-type="float" office:value="24.8637722814553">
            <text:p>24.8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2^(([.A63])/24)*150" office:value-type="float" office:value="925.326495244764">
            <text:p>925.33</text:p>
          </table:table-cell>
          <table:table-cell table:number-columns-repeated="2" office:value-type="float" office:value="848.528137423857">
            <text:p>848.53</text:p>
          </table:table-cell>
          <table:table-cell table:formula="of:=[.D63]-[.D64]" office:value-type="float" office:value="24.1559489490035">
            <text:p>24.16</text:p>
          </table:table-cell>
          <table:table-cell office:value-type="float" office:value="11">
            <text:p>11</text:p>
          </table:table-cell>
          <table:table-cell/>
          <table:table-cell table:formula="of:=[.E63]" office:value-type="float" office:value="24.1559489490035">
            <text:p>24.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2^(([.A64])/24)*150" office:value-type="float" office:value="952.44063118092">
            <text:p>952.44</text:p>
          </table:table-cell>
          <table:table-cell table:number-columns-repeated="2" office:value-type="float" office:value="824.372188474854">
            <text:p>824.37</text:p>
          </table:table-cell>
          <table:table-cell table:formula="of:=[.D64]-[.D65]" office:value-type="float" office:value="23.4682759728331">
            <text:p>23.47</text:p>
          </table:table-cell>
          <table:table-cell office:value-type="float" office:value="12">
            <text:p>12</text:p>
          </table:table-cell>
          <table:table-cell/>
          <table:table-cell table:formula="of:=[.E64]" office:value-type="float" office:value="23.4682759728331">
            <text:p>23.4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2^(([.A65])/24)*150" office:value-type="float" office:value="980.34927194466">
            <text:p>980.35</text:p>
          </table:table-cell>
          <table:table-cell table:number-columns-repeated="2" office:value-type="float" office:value="800.903912502021">
            <text:p>800.9</text:p>
          </table:table-cell>
          <table:table-cell table:formula="of:=[.D65]-[.D66]" office:value-type="float" office:value="22.8001797114147">
            <text:p>22.8</text:p>
          </table:table-cell>
          <table:table-cell office:value-type="float" office:value="13">
            <text:p>13</text:p>
          </table:table-cell>
          <table:table-cell/>
          <table:table-cell table:formula="of:=[.E65]" office:value-type="float" office:value="22.8001797114147">
            <text:p>22.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2^(([.A66])/24)*150" office:value-type="float" office:value="1009.07569830446">
            <text:p>1009.08</text:p>
          </table:table-cell>
          <table:table-cell table:number-columns-repeated="2" office:value-type="float" office:value="778.103732790606">
            <text:p>778.1</text:p>
          </table:table-cell>
          <table:table-cell table:formula="of:=[.D66]-[.D67]" office:value-type="float" office:value="22.1511028536819">
            <text:p>22.15</text:p>
          </table:table-cell>
          <table:table-cell office:value-type="float" office:value="14">
            <text:p>14</text:p>
          </table:table-cell>
          <table:table-cell/>
          <table:table-cell table:formula="of:=[.E66]" office:value-type="float" office:value="22.1511028536819">
            <text:p>22.1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2^(([.A67])/24)*150" office:value-type="float" office:value="1038.64387320737">
            <text:p>1038.64</text:p>
          </table:table-cell>
          <table:table-cell table:number-columns-repeated="2" office:value-type="float" office:value="755.952629936924">
            <text:p>755.95</text:p>
          </table:table-cell>
          <table:table-cell table:formula="of:=[.D67]-[.D68]" office:value-type="float" office:value="21.5205039541308">
            <text:p>21.52</text:p>
          </table:table-cell>
          <table:table-cell office:value-type="float" office:value="15">
            <text:p>15</text:p>
          </table:table-cell>
          <table:table-cell/>
          <table:table-cell table:formula="of:=[.E67]" office:value-type="float" office:value="21.5205039541308">
            <text:p>21.5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2^(([.A68])/24)*150" office:value-type="float" office:value="1069.07846176841">
            <text:p>1069.08</text:p>
          </table:table-cell>
          <table:table-cell table:number-columns-repeated="2" office:value-type="float" office:value="734.432125982793">
            <text:p>734.43</text:p>
          </table:table-cell>
          <table:table-cell table:formula="of:=[.D68]-[.D69]" office:value-type="float" office:value="20.9078569811604">
            <text:p>20.91</text:p>
          </table:table-cell>
          <table:table-cell office:value-type="float" office:value="16">
            <text:p>16</text:p>
          </table:table-cell>
          <table:table-cell/>
          <table:table-cell table:formula="of:=[.E68]" office:value-type="float" office:value="20.9078569811604">
            <text:p>20.9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2^(([.A69])/24)*150" office:value-type="float" office:value="1100.40485184561">
            <text:p>1100.4</text:p>
          </table:table-cell>
          <table:table-cell table:number-columns-repeated="2" office:value-type="float" office:value="713.524269001633">
            <text:p>713.52</text:p>
          </table:table-cell>
          <table:table-cell table:formula="of:=[.D69]-[.D70]" office:value-type="float" office:value="20.3126508782688">
            <text:p>20.31</text:p>
          </table:table-cell>
          <table:table-cell office:value-type="float" office:value="17">
            <text:p>17</text:p>
          </table:table-cell>
          <table:table-cell/>
          <table:table-cell table:formula="of:=[.E69]" office:value-type="float" office:value="20.3126508782688">
            <text:p>20.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2^(([.A70])/24)*150" office:value-type="float" office:value="1132.64917521803">
            <text:p>1132.65</text:p>
          </table:table-cell>
          <table:table-cell table:number-columns-repeated="2" office:value-type="float" office:value="693.211618123364">
            <text:p>693.21</text:p>
          </table:table-cell>
          <table:table-cell table:formula="of:=[.D70]-[.D71]" office:value-type="float" office:value="19.7343891377402">
            <text:p>19.73</text:p>
          </table:table-cell>
          <table:table-cell office:value-type="float" office:value="18">
            <text:p>18</text:p>
          </table:table-cell>
          <table:table-cell/>
          <table:table-cell table:formula="of:=[.E70]" office:value-type="float" office:value="19.7343891377402">
            <text:p>19.7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2^(([.A71])/24)*150" office:value-type="float" office:value="1165.83832938433">
            <text:p>1165.84</text:p>
          </table:table-cell>
          <table:table-cell table:number-columns-repeated="2" office:value-type="float" office:value="673.477228985624">
            <text:p>673.48</text:p>
          </table:table-cell>
          <table:table-cell table:formula="of:=[.D71]-[.D72]" office:value-type="float" office:value="19.1725893864691">
            <text:p>19.17</text:p>
          </table:table-cell>
          <table:table-cell office:value-type="float" office:value="19">
            <text:p>19</text:p>
          </table:table-cell>
          <table:table-cell/>
          <table:table-cell table:formula="of:=[.E71]" office:value-type="float" office:value="19.1725893864691">
            <text:p>19.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2^(([.A72])/24)*150" office:value-type="float" office:value="1200">
            <text:p>1200</text:p>
          </table:table-cell>
          <table:table-cell table:number-columns-repeated="2" office:value-type="float" office:value="654.304639599155">
            <text:p>654.3</text:p>
          </table:table-cell>
          <table:table-cell table:formula="of:=[.D72]-[.D73]" office:value-type="float" office:value="18.6267829835774">
            <text:p>18.63</text:p>
          </table:table-cell>
          <table:table-cell office:value-type="float" office:value="20">
            <text:p>20</text:p>
          </table:table-cell>
          <table:table-cell/>
          <table:table-cell table:formula="of:=[.E72]" office:value-type="float" office:value="18.6267829835774">
            <text:p>18.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2^(([.A73])/24)*150" office:value-type="float" office:value="1235.16268397219">
            <text:p>1235.16</text:p>
          </table:table-cell>
          <table:table-cell table:number-columns-repeated="2" office:value-type="float" office:value="635.677856615577">
            <text:p>635.68</text:p>
          </table:table-cell>
          <table:table-cell table:formula="of:=[.D73]-[.D74]" office:value-type="float" office:value="18.096514629482">
            <text:p>18.1</text:p>
          </table:table-cell>
          <table:table-cell office:value-type="float" office:value="21">
            <text:p>21</text:p>
          </table:table-cell>
          <table:table-cell/>
          <table:table-cell table:formula="of:=[.E73]" office:value-type="float" office:value="18.096514629482">
            <text:p>18.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2^(([.A74])/24)*150" office:value-type="float" office:value="1271.35571323115">
            <text:p>1271.36</text:p>
          </table:table-cell>
          <table:table-cell table:number-columns-repeated="2" office:value-type="float" office:value="617.581341986095">
            <text:p>617.58</text:p>
          </table:table-cell>
          <table:table-cell table:formula="of:=[.D74]-[.D75]" office:value-type="float" office:value="17.5813419860951">
            <text:p>17.58</text:p>
          </table:table-cell>
          <table:table-cell office:value-type="float" office:value="22">
            <text:p>22</text:p>
          </table:table-cell>
          <table:table-cell/>
          <table:table-cell table:formula="of:=[.E74]" office:value-type="float" office:value="17.5813419860951">
            <text:p>17.5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2^(([.A75])/24)*150" office:value-type="float" office:value="1308.60927919831">
            <text:p>1308.61</text:p>
          </table:table-cell>
          <table:table-cell table:number-columns-repeated="2" office:value-type="float" office:value="600">
            <text:p>600</text:p>
          </table:table-cell>
          <table:table-cell table:formula="of:=[.D75]-[.D76]" office:value-type="float" office:value="17.0808353078365">
            <text:p>17.08</text:p>
          </table:table-cell>
          <table:table-cell office:value-type="float" office:value="23">
            <text:p>23</text:p>
          </table:table-cell>
          <table:table-cell office:value-type="string">
            <text:p>&lt;</text:p>
          </table:table-cell>
          <table:table-cell table:formula="of:=[.E75]" office:value-type="float" office:value="17.0808353078365">
            <text:p>17.0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2^(([.A76])/24)*150" office:value-type="float" office:value="1346.95445797125">
            <text:p>1346.95</text:p>
          </table:table-cell>
          <table:table-cell table:number-columns-repeated="2" office:value-type="float" office:value="582.919164692163">
            <text:p>582.92</text:p>
          </table:table-cell>
          <table:table-cell table:formula="of:=[.D76]-[.D77]" office:value-type="float" office:value="16.5945770831473">
            <text:p>16.59</text:p>
          </table:table-cell>
          <table:table-cell/>
          <table:table-cell office:value-type="string">
            <text:p>Sum:</text:p>
          </table:table-cell>
          <table:table-cell table:formula="of:=SUM([.H53:.H75])" office:value-type="float" office:value="549.730010525869">
            <text:p>549.7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2^(([.A77])/24)*150" office:value-type="float" office:value="1386.42323624673">
            <text:p>1386.42</text:p>
          </table:table-cell>
          <table:table-cell table:number-columns-repeated="2" office:value-type="float" office:value="566.324587609016">
            <text:p>566.32</text:p>
          </table:table-cell>
          <table:table-cell table:formula="of:=[.D77]-[.D78]" office:value-type="float" office:value="16.1221616862134">
            <text:p>16.1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2^(([.A78])/24)*150" office:value-type="float" office:value="1427.04853800327">
            <text:p>1427.05</text:p>
          </table:table-cell>
          <table:table-cell table:number-columns-repeated="2" office:value-type="float" office:value="550.202425922803">
            <text:p>550.2</text:p>
          </table:table-cell>
          <table:table-cell table:formula="of:=[.D78]-[.D79]" office:value-type="float" office:value="15.6631950385992">
            <text:p>15.66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2^(([.A79])/24)*150" office:value-type="float" office:value="1468.86425196559">
            <text:p>1468.86</text:p>
          </table:table-cell>
          <table:table-cell table:number-columns-repeated="2" office:value-type="float" office:value="534.539230884204">
            <text:p>534.54</text:p>
          </table:table-cell>
          <table:table-cell table:formula="of:=[.D79]-[.D80]" office:value-type="float" office:value="15.2172942805178">
            <text:p>15.22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2^(([.A80])/24)*150" office:value-type="float" office:value="1511.90525987385">
            <text:p>1511.91</text:p>
          </table:table-cell>
          <table:table-cell table:number-columns-repeated="2" office:value-type="float" office:value="519.321936603686">
            <text:p>519.32</text:p>
          </table:table-cell>
          <table:table-cell table:formula="of:=[.D80]-[.D81]" office:value-type="float" office:value="14.7840874514571">
            <text:p>14.78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2^(([.A81])/24)*150" office:value-type="float" office:value="1556.20746558121">
            <text:p>1556.21</text:p>
          </table:table-cell>
          <table:table-cell table:number-columns-repeated="2" office:value-type="float" office:value="504.537849152229">
            <text:p>504.54</text:p>
          </table:table-cell>
          <table:table-cell table:formula="of:=[.D81]-[.D82]" office:value-type="float" office:value="14.3632131798988">
            <text:p>14.36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2^(([.A82])/24)*150" office:value-type="float" office:value="1601.80782500404">
            <text:p>1601.81</text:p>
          </table:table-cell>
          <table:table-cell table:number-columns-repeated="2" office:value-type="float" office:value="490.17463597233">
            <text:p>490.17</text:p>
          </table:table-cell>
          <table:table-cell table:formula="of:=[.D82]-[.D83]" office:value-type="float" office:value="13.9543203818701">
            <text:p>13.95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2^(([.A83])/24)*150" office:value-type="float" office:value="1648.74437694971">
            <text:p>1648.74</text:p>
          </table:table-cell>
          <table:table-cell table:number-columns-repeated="2" office:value-type="float" office:value="476.22031559046">
            <text:p>476.22</text:p>
          </table:table-cell>
          <table:table-cell table:formula="of:=[.D83]-[.D84]" office:value-type="float" office:value="13.5570679680776">
            <text:p>13.5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2^(([.A84])/24)*150" office:value-type="float" office:value="1697.05627484771">
            <text:p>1697.06</text:p>
          </table:table-cell>
          <table:table-cell table:number-columns-repeated="2" office:value-type="float" office:value="462.663247622382">
            <text:p>462.66</text:p>
          </table:table-cell>
          <table:table-cell table:formula="of:=[.D84]-[.D85]" office:value-type="float" office:value="13.1711245593778">
            <text:p>13.17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2^(([.A85])/24)*150" office:value-type="float" office:value="1746.78381941062">
            <text:p>1746.78</text:p>
          </table:table-cell>
          <table:table-cell table:number-columns-repeated="2" office:value-type="float" office:value="449.492123063004">
            <text:p>449.49</text:p>
          </table:table-cell>
          <table:table-cell table:formula="of:=[.D85]-[.D86]" office:value-type="float" office:value="12.7961682103482">
            <text:p>12.8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2^(([.A86])/24)*150" office:value-type="float" office:value="1797.96849225202">
            <text:p>1797.97</text:p>
          </table:table-cell>
          <table:table-cell table:number-columns-repeated="2" office:value-type="float" office:value="436.695954852656">
            <text:p>436.7</text:p>
          </table:table-cell>
          <table:table-cell table:formula="of:=[.D86]-[.D87]" office:value-type="float" office:value="12.4318861407277">
            <text:p>12.4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2^(([.A87])/24)*150" office:value-type="float" office:value="1850.65299048953">
            <text:p>1850.65</text:p>
          </table:table-cell>
          <table:table-cell table:number-columns-repeated="2" office:value-type="float" office:value="424.264068711929">
            <text:p>424.26</text:p>
          </table:table-cell>
          <table:table-cell table:formula="of:=[.D87]-[.D88]" office:value-type="float" office:value="12.0779744745018">
            <text:p>12.08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2^(([.A88])/24)*150" office:value-type="float" office:value="1904.88126236184">
            <text:p>1904.88</text:p>
          </table:table-cell>
          <table:table-cell table:number-columns-repeated="2" office:value-type="float" office:value="412.186094237427">
            <text:p>412.19</text:p>
          </table:table-cell>
          <table:table-cell table:formula="of:=[.D88]-[.D89]" office:value-type="float" office:value="23.1342278421238">
            <text:p>23.13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2^(([.A89])/24)*150" office:value-type="float" office:value="1960.69854388932">
            <text:p>1960.7</text:p>
          </table:table-cell>
          <table:table-cell table:number-columns-repeated="2" office:value-type="float" office:value="389.051866395303">
            <text:p>389.05</text:p>
          </table:table-cell>
          <table:table-cell table:formula="of:=[.D89]-[.D90]" office:value-type="float" office:value="11.0755514268409">
            <text:p>11.08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2^(([.A90])/24)*150" office:value-type="float" office:value="2018.15139660891">
            <text:p>2018.15</text:p>
          </table:table-cell>
          <table:table-cell table:number-columns-repeated="2" office:value-type="float" office:value="377.976314968462">
            <text:p>377.98</text:p>
          </table:table-cell>
          <table:table-cell table:formula="of:=[.D90]-[.D91]" office:value-type="float" office:value="10.7602519770654">
            <text:p>10.7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2^(([.A91])/24)*150" office:value-type="float" office:value="2077.28774641474">
            <text:p>2077.29</text:p>
          </table:table-cell>
          <table:table-cell table:number-columns-repeated="2" office:value-type="float" office:value="367.216062991397">
            <text:p>367.22</text:p>
          </table:table-cell>
          <table:table-cell table:formula="of:=[.D91]-[.D92]" office:value-type="float" office:value="10.4539284905803">
            <text:p>10.4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2^(([.A92])/24)*150" office:value-type="float" office:value="2138.15692353681">
            <text:p>2138.16</text:p>
          </table:table-cell>
          <table:table-cell table:number-columns-repeated="2" office:value-type="float" office:value="356.762134500816">
            <text:p>356.76</text:p>
          </table:table-cell>
          <table:table-cell table:formula="of:=[.D92]-[.D93]" office:value-type="float" office:value="10.1563254391344">
            <text:p>10.1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2^(([.A93])/24)*150" office:value-type="float" office:value="2200.80970369121">
            <text:p>2200.81</text:p>
          </table:table-cell>
          <table:table-cell table:number-columns-repeated="2" office:value-type="float" office:value="346.605809061682">
            <text:p>346.61</text:p>
          </table:table-cell>
          <table:table-cell table:formula="of:=[.D93]-[.D94]" office:value-type="float" office:value="9.86719456886999">
            <text:p>9.87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2^(([.A94])/24)*150" office:value-type="float" office:value="2265.29835043606">
            <text:p>2265.3</text:p>
          </table:table-cell>
          <table:table-cell table:number-columns-repeated="2" office:value-type="float" office:value="336.738614492812">
            <text:p>336.74</text:p>
          </table:table-cell>
          <table:table-cell table:formula="of:=[.D94]-[.D95]" office:value-type="float" office:value="9.58629469323461">
            <text:p>9.5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2^(([.A95])/24)*150" office:value-type="float" office:value="2331.67665876865">
            <text:p>2331.68</text:p>
          </table:table-cell>
          <table:table-cell table:number-columns-repeated="2" office:value-type="float" office:value="327.152319799577">
            <text:p>327.15</text:p>
          </table:table-cell>
          <table:table-cell table:formula="of:=[.D95]-[.D96]" office:value-type="float" office:value="9.31339149178871">
            <text:p>9.3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2^(([.A96])/24)*150" office:value-type="float" office:value="2400">
            <text:p>2400</text:p>
          </table:table-cell>
          <table:table-cell table:number-columns-repeated="2" office:value-type="float" office:value="317.838928307789">
            <text:p>317.84</text:p>
          </table:table-cell>
          <table:table-cell table:formula="of:=[.D96]-[.D97]" office:value-type="float" office:value="9.04825731474097">
            <text:p>9.05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2^(([.A97])/24)*150" office:value-type="float" office:value="2470.32536794438">
            <text:p>2470.33</text:p>
          </table:table-cell>
          <table:table-cell table:number-columns-repeated="2" office:value-type="float" office:value="308.790670993048">
            <text:p>308.79</text:p>
          </table:table-cell>
          <table:table-cell table:formula="of:=[.D97]-[.D98]" office:value-type="float" office:value="8.79067099304763">
            <text:p>8.7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2^(([.A98])/24)*150" office:value-type="float" office:value="2542.71142646231">
            <text:p>2542.71</text:p>
          </table:table-cell>
          <table:table-cell table:number-columns-repeated="2" office:value-type="float" office:value="300">
            <text:p>300</text:p>
          </table:table-cell>
          <table:table-cell table:formula="of:=[.D98]-[.D99]" office:value-type="float" office:value="8.54041765391827">
            <text:p>8.54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2^(([.A99])/24)*150" office:value-type="float" office:value="2617.21855839662">
            <text:p>2617.22</text:p>
          </table:table-cell>
          <table:table-cell table:number-columns-repeated="2" office:value-type="float" office:value="291.459582346082">
            <text:p>291.46</text:p>
          </table:table-cell>
          <table:table-cell table:formula="of:=[.D99]-[.D100]" office:value-type="float" office:value="8.29728854157372">
            <text:p>8.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2^(([.A100])/24)*150" office:value-type="float" office:value="2693.9089159425">
            <text:p>2693.91</text:p>
          </table:table-cell>
          <table:table-cell table:number-columns-repeated="2" office:value-type="float" office:value="283.162293804508">
            <text:p>283.16</text:p>
          </table:table-cell>
          <table:table-cell table:formula="of:=[.D100]-[.D101]" office:value-type="float" office:value="8.06108084310665">
            <text:p>8.06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2^(([.A101])/24)*150" office:value-type="float" office:value="2772.84647249345">
            <text:p>2772.85</text:p>
          </table:table-cell>
          <table:table-cell table:number-columns-repeated="2" office:value-type="float" office:value="275.101212961401">
            <text:p>275.1</text:p>
          </table:table-cell>
          <table:table-cell table:formula="of:=[.D101]-[.D102]" office:value-type="float" office:value="7.83159751929958">
            <text:p>7.83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2^(([.A102])/24)*150" office:value-type="float" office:value="2854.09707600653">
            <text:p>2854.1</text:p>
          </table:table-cell>
          <table:table-cell table:number-columns-repeated="2" office:value-type="float" office:value="267.269615442102">
            <text:p>267.27</text:p>
          </table:table-cell>
          <table:table-cell table:formula="of:=[.D102]-[.D103]" office:value-type="float" office:value="7.60864714025888">
            <text:p>7.6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2^(([.A103])/24)*150" office:value-type="float" office:value="2937.72850393117">
            <text:p>2937.73</text:p>
          </table:table-cell>
          <table:table-cell table:number-columns-repeated="2" office:value-type="float" office:value="259.660968301843">
            <text:p>259.66</text:p>
          </table:table-cell>
          <table:table-cell table:formula="of:=[.D103]-[.D104]" office:value-type="float" office:value="7.39204372572854">
            <text:p>7.39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2^(([.A104])/24)*150" office:value-type="float" office:value="3023.8105197477">
            <text:p>3023.81</text:p>
          </table:table-cell>
          <table:table-cell table:number-columns-repeated="2" office:value-type="float" office:value="252.268924576114">
            <text:p>252.27</text:p>
          </table:table-cell>
          <table:table-cell table:formula="of:=[.D104]-[.D105]" office:value-type="float" office:value="7.18160658994935">
            <text:p>7.18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2^(([.A105])/24)*150" office:value-type="float" office:value="3112.41493116242">
            <text:p>3112.41</text:p>
          </table:table-cell>
          <table:table-cell table:number-columns-repeated="2" office:value-type="float" office:value="245.087317986165">
            <text:p>245.09</text:p>
          </table:table-cell>
          <table:table-cell table:formula="of:=[.D105]-[.D106]" office:value-type="float" office:value="6.97716019093511">
            <text:p>6.98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2^(([.A106])/24)*150" office:value-type="float" office:value="3203.61565000808">
            <text:p>3203.62</text:p>
          </table:table-cell>
          <table:table-cell table:number-columns-repeated="2" office:value-type="float" office:value="238.11015779523">
            <text:p>238.11</text:p>
          </table:table-cell>
          <table:table-cell table:formula="of:=[.D106]-[.D107]" office:value-type="float" office:value="6.77853398403877">
            <text:p>6.78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2^(([.A107])/24)*150" office:value-type="float" office:value="3297.48875389941">
            <text:p>3297.49</text:p>
          </table:table-cell>
          <table:table-cell table:number-columns-repeated="2" office:value-type="float" office:value="231.331623811191">
            <text:p>231.33</text:p>
          </table:table-cell>
          <table:table-cell table:formula="of:=[.D107]-[.D108]" office:value-type="float" office:value="6.5855622796889">
            <text:p>6.59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2^(([.A108])/24)*150" office:value-type="float" office:value="3394.11254969543">
            <text:p>3394.11</text:p>
          </table:table-cell>
          <table:table-cell table:number-columns-repeated="2" office:value-type="float" office:value="224.746061531502">
            <text:p>224.75</text:p>
          </table:table-cell>
          <table:table-cell table:formula="of:=[.D108]-[.D109]" office:value-type="float" office:value="6.39808410517412">
            <text:p>6.4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2^(([.A109])/24)*150" office:value-type="float" office:value="3493.56763882125">
            <text:p>3493.57</text:p>
          </table:table-cell>
          <table:table-cell table:number-columns-repeated="2" office:value-type="float" office:value="218.347977426328">
            <text:p>218.35</text:p>
          </table:table-cell>
          <table:table-cell table:formula="of:=[.D109]-[.D110]" office:value-type="float" office:value="6.21594307036384">
            <text:p>6.22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2^(([.A110])/24)*150" office:value-type="float" office:value="3595.93698450404">
            <text:p>3595.94</text:p>
          </table:table-cell>
          <table:table-cell table:number-columns-repeated="2" office:value-type="float" office:value="212.132034355964">
            <text:p>212.13</text:p>
          </table:table-cell>
          <table:table-cell table:formula="of:=[.D110]-[.D111]" office:value-type="float" office:value="6.03898723725089">
            <text:p>6.04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2^(([.A111])/24)*150" office:value-type="float" office:value="3701.30598097906">
            <text:p>3701.31</text:p>
          </table:table-cell>
          <table:table-cell table:number-columns-repeated="2" office:value-type="float" office:value="206.093047118713">
            <text:p>206.09</text:p>
          </table:table-cell>
          <table:table-cell table:formula="of:=[.D111]-[.D112]" office:value-type="float" office:value="5.86706899320822">
            <text:p>5.87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2^(([.A112])/24)*150" office:value-type="float" office:value="3809.76252472368">
            <text:p>3809.76</text:p>
          </table:table-cell>
          <table:table-cell table:number-columns-repeated="2" office:value-type="float" office:value="200.225978125505">
            <text:p>200.23</text:p>
          </table:table-cell>
          <table:table-cell table:formula="of:=[.D112]-[.D113]" office:value-type="float" office:value="5.7000449278537">
            <text:p>5.7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2^(([.A113])/24)*150" office:value-type="float" office:value="3921.39708777864">
            <text:p>3921.4</text:p>
          </table:table-cell>
          <table:table-cell table:number-columns-repeated="2" office:value-type="float" office:value="194.525933197651">
            <text:p>194.53</text:p>
          </table:table-cell>
          <table:table-cell table:formula="of:=[.D113]-[.D114]" office:value-type="float" office:value="5.53777571342047">
            <text:p>5.54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2^(([.A114])/24)*150" office:value-type="float" office:value="4036.30279321783">
            <text:p>4036.3</text:p>
          </table:table-cell>
          <table:table-cell table:number-columns-repeated="2" office:value-type="float" office:value="188.988157484231">
            <text:p>188.99</text:p>
          </table:table-cell>
          <table:table-cell table:formula="of:=[.D114]-[.D115]" office:value-type="float" office:value="5.38012598853268">
            <text:p>5.38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2^(([.A115])/24)*150" office:value-type="float" office:value="4154.57549282949">
            <text:p>4154.58</text:p>
          </table:table-cell>
          <table:table-cell table:number-columns-repeated="2" office:value-type="float" office:value="183.608031495698">
            <text:p>183.61</text:p>
          </table:table-cell>
          <table:table-cell table:formula="of:=[.D115]-[.D116]" office:value-type="float" office:value="5.22696424529013">
            <text:p>5.23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2^(([.A116])/24)*150" office:value-type="float" office:value="4276.31384707363">
            <text:p>4276.31</text:p>
          </table:table-cell>
          <table:table-cell table:number-columns-repeated="2" office:value-type="float" office:value="178.381067250408">
            <text:p>178.38</text:p>
          </table:table-cell>
          <table:table-cell table:formula="of:=[.D116]-[.D117]" office:value-type="float" office:value="5.07816271956722">
            <text:p>5.08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2^(([.A117])/24)*150" office:value-type="float" office:value="4401.61940738242">
            <text:p>4401.62</text:p>
          </table:table-cell>
          <table:table-cell table:number-columns-repeated="2" office:value-type="float" office:value="173.302904530841">
            <text:p>173.3</text:p>
          </table:table-cell>
          <table:table-cell table:formula="of:=[.D117]-[.D118]" office:value-type="float" office:value="4.933597284435">
            <text:p>4.93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2^(([.A118])/24)*150" office:value-type="float" office:value="4530.59670087213">
            <text:p>4530.6</text:p>
          </table:table-cell>
          <table:table-cell table:number-columns-repeated="2" office:value-type="float" office:value="168.369307246406">
            <text:p>168.37</text:p>
          </table:table-cell>
          <table:table-cell table:formula="of:=[.D118]-[.D119]" office:value-type="float" office:value="4.7931473466173">
            <text:p>4.79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2^(([.A119])/24)*150" office:value-type="float" office:value="4663.35331753731">
            <text:p>4663.35</text:p>
          </table:table-cell>
          <table:table-cell table:number-columns-repeated="2" office:value-type="float" office:value="163.576159899789">
            <text:p>163.58</text:p>
          </table:table-cell>
          <table:table-cell table:formula="of:=[.D119]-[.D120]" office:value-type="float" office:value="4.65669574589435">
            <text:p>4.6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2^(([.A120])/24)*150" office:value-type="float" office:value="4800">
            <text:p>4800</text:p>
          </table:table-cell>
          <table:table-cell table:number-columns-repeated="2" office:value-type="float" office:value="158.919464153894">
            <text:p>158.92</text:p>
          </table:table-cell>
          <table:table-cell table:formula="of:=[.D120]-[.D121]" office:value-type="float" office:value="4.52412865737048">
            <text:p>4.52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2^(([.A121])/24)*150" office:value-type="float" office:value="4940.65073588876">
            <text:p>4940.65</text:p>
          </table:table-cell>
          <table:table-cell table:number-columns-repeated="2" office:value-type="float" office:value="154.395335496524">
            <text:p>154.4</text:p>
          </table:table-cell>
          <table:table-cell table:formula="of:=[.D121]-[.D122]" office:value-type="float" office:value="4.39533549652381">
            <text:p>4.4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2^(([.A122])/24)*150" office:value-type="float" office:value="5085.42285292462">
            <text:p>5085.42</text:p>
          </table:table-cell>
          <table:table-cell table:number-columns-repeated="2" office:value-type="float" office:value="150">
            <text:p>150</text:p>
          </table:table-cell>
          <table:table-cell table:formula="of:=[.D122]-[.D123]" office:value-type="float" office:value="150">
            <text:p>150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C1:Sheet2.C1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05/13/2010</text:date>, <text:time>19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3T18:47:25</meta:creation-date>
    <dc:date>2010-05-13T19:41:13</dc:date>
    <meta:editing-duration>PT00H07M17S</meta:editing-duration>
    <meta:editing-cycles>1</meta:editing-cycles>
    <meta:document-statistic meta:table-count="3" meta:cell-count="847" meta:object-count="0"/>
    <meta:generator>OpenOffice.org/3.1$Unix OpenOffice.org_project/310m19$Build-9420</meta:generator>
    <meta:user-defined meta:name="qrichtext">1</meta:user-defined>
  </office:meta>
</office:document-meta>
</file>